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ebb" officeooo:paragraph-rsid="0002bebb"/>
    </style:style>
    <style:style style:name="P2" style:family="paragraph" style:parent-style-name="Standard">
      <style:text-properties officeooo:rsid="0004f04d" officeooo:paragraph-rsid="0004f04d"/>
    </style:style>
    <style:style style:name="P3" style:family="paragraph" style:parent-style-name="Standard" style:list-style-name="L1">
      <style:text-properties officeooo:rsid="0003919a" officeooo:paragraph-rsid="0003919a"/>
    </style:style>
    <style:style style:name="P4" style:family="paragraph" style:parent-style-name="Standard" style:list-style-name="L1">
      <style:text-properties officeooo:rsid="0006623e" officeooo:paragraph-rsid="0006623e"/>
    </style:style>
    <style:style style:name="P5" style:family="paragraph" style:parent-style-name="Standard" style:list-style-name="L1">
      <style:text-properties officeooo:rsid="0004f04d" officeooo:paragraph-rsid="0004f04d"/>
    </style:style>
    <style:style style:name="P6" style:family="paragraph" style:parent-style-name="Standard" style:list-style-name="L2">
      <style:text-properties officeooo:rsid="00070a7c" officeooo:paragraph-rsid="00070a7c"/>
    </style:style>
    <style:style style:name="P7" style:family="paragraph" style:parent-style-name="Standard" style:list-style-name="L2">
      <style:text-properties officeooo:rsid="0007a460" officeooo:paragraph-rsid="0007a460"/>
    </style:style>
    <style:style style:name="P8" style:family="paragraph" style:parent-style-name="Standard" style:list-style-name="L2">
      <style:text-properties officeooo:rsid="00093fa4" officeooo:paragraph-rsid="00093fa4"/>
    </style:style>
    <style:style style:name="P9" style:family="paragraph" style:parent-style-name="Standard" style:list-style-name="L3">
      <style:text-properties officeooo:rsid="000b1b6b" officeooo:paragraph-rsid="000b1b6b"/>
    </style:style>
    <style:style style:name="P10" style:family="paragraph" style:parent-style-name="Standard" style:list-style-name="L3">
      <style:text-properties officeooo:rsid="000cf34f" officeooo:paragraph-rsid="000cf34f"/>
    </style:style>
    <style:style style:name="P11" style:family="paragraph" style:parent-style-name="Standard" style:list-style-name="L3">
      <style:text-properties officeooo:rsid="000edf81" officeooo:paragraph-rsid="000edf81"/>
    </style:style>
    <style:style style:name="P12" style:family="paragraph" style:parent-style-name="Standard" style:list-style-name="L3">
      <style:text-properties officeooo:rsid="000f495c" officeooo:paragraph-rsid="000f495c"/>
    </style:style>
    <style:style style:name="P13" style:family="paragraph" style:parent-style-name="Standard" style:list-style-name="L3">
      <style:text-properties officeooo:rsid="00106d1e" officeooo:paragraph-rsid="00106d1e"/>
    </style:style>
    <style:style style:name="P14" style:family="paragraph" style:parent-style-name="Standard" style:list-style-name="L3">
      <style:text-properties officeooo:rsid="0010982f" officeooo:paragraph-rsid="0010982f"/>
    </style:style>
    <style:style style:name="P15" style:family="paragraph" style:parent-style-name="Standard" style:list-style-name="L3">
      <style:text-properties officeooo:rsid="00130716" officeooo:paragraph-rsid="00130716"/>
    </style:style>
    <style:style style:name="T1" style:family="text">
      <style:text-properties officeooo:rsid="000b1b6b"/>
    </style:style>
    <style:style style:name="T2" style:family="text">
      <style:text-properties officeooo:rsid="0010982f"/>
    </style:style>
    <style:style style:name="T3" style:family="text">
      <style:text-properties officeooo:rsid="00118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en:</text:p>
      <text:list xml:id="list5000306501783348186" text:style-name="L1">
        <text:list-item>
          <text:p text:style-name="P3">Herleitung der Anforderungen an die Lösung, die am Ende validiert werden</text:p>
        </text:list-item>
        <text:list-item>
          <text:p text:style-name="P3">Anforderungen sind eindeutig</text:p>
          <text:list>
            <text:list-item>
              <text:p text:style-name="P4">klare Aussage, ob oder bis zu welchem Grad die Anforderung eingehalten wurde</text:p>
            </text:list-item>
          </text:list>
        </text:list-item>
        <text:list-item>
          <text:p text:style-name="P3">Anforderungen sind nummeriert</text:p>
        </text:list-item>
        <text:list-item>
          <text:p text:style-name="P5">Formulierungen verwenden</text:p>
        </text:list-item>
      </text:list>
      <text:p text:style-name="P2"/>
      <text:p text:style-name="P2"/>
      <text:p text:style-name="P2"/>
      <text:list xml:id="list2646333025544148969" text:style-name="L2">
        <text:list-item>
          <text:p text:style-name="P6">Literaturübersicht über eine Auswahl frei verfügbarer auf Android basierter Frameworks erstellen (müssen für Handschrifterkennung nutzbar sein)</text:p>
        </text:list-item>
        <text:list-item>
          <text:p text:style-name="P7">ein passendes Framework auswählen</text:p>
        </text:list-item>
        <text:list-item>
          <text:p text:style-name="P8">mit diesem eine Bedienoberfläche für ein Tablet entwickeln, testen und bewerten</text:p>
        </text:list-item>
        <text:list-item>
          <text:p text:style-name="P8">Kriterien für die Auswertung <text:span text:style-name="T1">(vorgegeben)</text:span>:</text:p>
          <text:list>
            <text:list-item>
              <text:list>
                <text:list-item>
                  <text:p text:style-name="P8">Handhabung</text:p>
                </text:list-item>
                <text:list-item>
                  <text:p text:style-name="P8">Erkennungsrate</text:p>
                </text:list-item>
                <text:list-item>
                  <text:p text:style-name="P8">notwendige Schriftgröße</text:p>
                </text:list-item>
                <text:list-item>
                  <text:p text:style-name="P8">möglicher Textumfang</text:p>
                </text:list-item>
              </text:list>
            </text:list-item>
          </text:list>
        </text:list-item>
      </text:list>
      <text:list xml:id="list4974108506558739606" text:style-name="L3">
        <text:list-item>
          <text:p text:style-name="P9">selbst hinzugefügte Kriterien:</text:p>
          <text:list>
            <text:list-item>
              <text:list>
                <text:list-item>
                  <text:p text:style-name="P10">Implementierungssprache</text:p>
                </text:list-item>
                <text:list-item>
                  <text:p text:style-name="P10">API-Sprache</text:p>
                </text:list-item>
                <text:list-item>
                  <text:p text:style-name="P10">andere Schnittstellen</text:p>
                </text:list-item>
                <text:list-item>
                  <text:p text:style-name="P10">unterstützte natürliche Sprachen</text:p>
                </text:list-item>
                <text:list-item>
                  <text:p text:style-name="P11">erkennbare Schreibstile</text:p>
                </text:list-item>
                <text:list-item>
                  <text:p text:style-name="P12">erkannte Wörter (wo bekommt das Tool diese her?)</text:p>
                </text:list-item>
                <text:list-item>
                  <text:p text:style-name="P13">Ausgabe</text:p>
                </text:list-item>
                <text:list-item>
                  <text:p text:style-name="P13">wird ein Training (vor der ersten Anwen<text:span text:style-name="T2">d</text:span>ung) benötigt?</text:p>
                </text:list-item>
                <text:list-item>
                  <text:p text:style-name="P14">andere Merkmale</text:p>
                </text:list-item>
                <text:list-item>
                  <text:p text:style-name="P14">verwendete Technol<text:span text:style-name="T3">o</text:span>gie, Funktion</text:p>
                </text:list-item>
                <text:list-item>
                  <text:p text:style-name="P14">wie gut ist es im Praxiseinsatz?</text:p>
                </text:list-item>
                <text:list-item>
                  <text:p text:style-name="P15">Anwendbarkeit in der A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2:55:27.968612876</meta:creation-date>
    <dc:date>2017-12-30T11:46:08.548797663</dc:date>
    <meta:editing-duration>PT23M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44" meta:character-count="984" meta:non-whitespace-character-count="893"/>
  </office:meta>
</office:document-meta>
</file>